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2" svg:font-family="'Droid Sans Devanagari'" style:font-family-generic="swiss"/>
    <style:font-face style:name="Linux Libertine G" svg:font-family="'Linux Libertine G'" style:font-pitch="variable"/>
    <style:font-face style:name="Caladea1" svg:font-family="Caladea" style:font-family-generic="roman" style:font-pitch="variable"/>
    <style:font-face style:name="Caladea" svg:font-family="Caladea" style:font-adornments="Bold" style:font-family-generic="roman" style:font-pitch="variable"/>
    <style:font-face style:name="Droid Sans Devanagari" svg:font-family="'Droid Sans Devanagari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038bd" officeooo:paragraph-rsid="002038bd"/>
    </style:style>
    <style:style style:name="P2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officeooo:rsid="002038bd" officeooo:paragraph-rsid="002038bd"/>
    </style:style>
    <style:style style:name="P3" style:family="paragraph" style:parent-style-name="Standard">
      <style:paragraph-properties fo:text-align="start" style:justify-single-word="false"/>
      <style:text-properties officeooo:paragraph-rsid="0031b699"/>
    </style:style>
    <style:style style:name="P4" style:family="paragraph" style:parent-style-name="Standard">
      <style:paragraph-properties fo:text-align="start" style:justify-single-word="false"/>
      <style:text-properties officeooo:rsid="0024b1fb" officeooo:paragraph-rsid="0024b1fb"/>
    </style:style>
    <style:style style:name="P5" style:family="paragraph" style:parent-style-name="Footer">
      <style:text-properties style:font-name="Droid Sans" fo:font-size="11pt" officeooo:rsid="002724cf" officeooo:paragraph-rsid="002724cf" style:font-size-asian="11pt" style:font-size-complex="11pt"/>
    </style:style>
    <style:style style:name="P6" style:family="paragraph" style:parent-style-name="Heading_20_1">
      <style:paragraph-properties fo:text-align="end" style:justify-single-word="false"/>
      <style:text-properties fo:color="#34495e" style:font-name="Linux Libertine G" fo:font-size="30pt" style:text-underline-style="solid" style:text-underline-width="auto" style:text-underline-color="font-color" style:font-size-asian="32pt" style:font-size-complex="32pt"/>
    </style:style>
    <style:style style:name="P7" style:family="paragraph">
      <style:paragraph-properties fo:margin-left="0in" fo:margin-right="0in" fo:margin-top="0in" fo:margin-bottom="0in" fo:line-height="100%" fo:text-align="center" fo:text-indent="0in"/>
    </style:style>
    <style:style style:name="P8" style:family="paragraph">
      <loext:graphic-properties draw:fill="solid" draw:fill-color="#21ff61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Source Sans Pro Light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Droid Sans Devanagari1" style:font-size-complex="26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616c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Droid Sans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06bbcc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Source Sans Pro Light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Droid Sans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7ebe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Droid Sans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729fcf" draw:opacity="0%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312df"/>
    </style:style>
    <style:style style:name="T2" style:family="text">
      <style:text-properties fo:font-style="italic" officeooo:rsid="002312df" style:font-style-asian="italic" style:font-style-complex="italic"/>
    </style:style>
    <style:style style:name="T3" style:family="text">
      <style:text-properties fo:font-style="italic" officeooo:rsid="002496c4" style:font-style-asian="italic" style:font-style-complex="italic"/>
    </style:style>
    <style:style style:name="T4" style:family="text">
      <style:text-properties fo:font-style="normal" officeooo:rsid="002496c4" style:font-style-asian="normal" style:font-style-complex="normal"/>
    </style:style>
    <style:style style:name="T5" style:family="text">
      <style:text-properties officeooo:rsid="00251440"/>
    </style:style>
    <style:style style:name="T6" style:family="text">
      <style:text-properties officeooo:rsid="002d02ce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4pt" officeooo:rsid="0031b699" fo:background-color="#ffffff" loext:char-shading-value="0" style:font-size-asian="44pt" style:font-size-complex="44pt"/>
    </style:style>
    <style:style style:name="T9" style:family="text">
      <style:text-properties style:font-name="Caladea1" fo:font-size="44pt" fo:font-weight="bold" style:font-size-asian="44pt" style:font-weight-asian="bold" style:font-size-complex="44pt"/>
    </style:style>
    <style:style style:name="T10" style:family="text">
      <style:text-properties style:font-name="Caladea1" fo:font-size="44pt" fo:font-weight="bold" fo:background-color="#ffffff" loext:char-shading-value="0" style:font-size-asian="44pt" style:font-weight-asian="bold" style:font-size-complex="44pt"/>
    </style:style>
    <style:style style:name="T11" style:family="text">
      <style:text-properties style:font-name="Caladea1" fo:font-size="44pt" fo:font-weight="bold" fo:background-color="#ffffff" loext:char-shading-value="0" style:font-size-asian="44pt" style:font-weight-asian="bold" style:font-size-complex="44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Source Sans Pro Light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Droid Sans Devanagari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Droid Sans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Source Sans Pro Light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Droid Sans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21ff61" draw:textarea-horizontal-align="justify" draw:textarea-vertical-align="middle" draw:auto-grow-height="false" fo:min-height="0.9492in" fo:min-width="2.2673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616c" draw:textarea-horizontal-align="justify" draw:textarea-vertical-align="middle" draw:auto-grow-height="false" fo:min-height="0.5528in" fo:min-width="1.5028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6bbcc" draw:textarea-horizontal-align="justify" draw:textarea-vertical-align="middle" draw:auto-grow-height="false" fo:min-height="0.5374in" fo:min-width="1.0909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7ebe" draw:textarea-horizontal-align="justify" draw:textarea-vertical-align="middle" draw:auto-grow-height="false" fo:min-height="0.8874in" fo:min-width="1.6161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6" style:family="graphic">
      <style:graphic-properties draw:stroke="solid" svg:stroke-width="0.0417in" svg:stroke-color="#3465a4" draw:marker-start="Circle_20_unfilled" draw:marker-start-width="0.1417in" draw:marker-start-center="false" draw:marker-end="Circle" draw:marker-end-width="0.1807in" draw:marker-end-center="false" draw:fill="none" draw:fill-color="#729fcf" draw:textarea-horizontal-align="justify" draw:textarea-vertical-align="middle" fo:padding-top="0.0701in" fo:padding-bottom="0.0701in" fo:padding-left="0.1193in" fo:padding-right="0.1193in" draw:shadow="hidden" draw:shadow-offset-x="0.0783in" draw:shadow-offset-y="0.0783in" draw:shadow-color="#808080" style:run-through="background"/>
    </style:style>
    <style:style style:name="gr7" style:family="graphic">
      <style:graphic-properties draw:stroke="solid" svg:stroke-width="0.0417in" svg:stroke-color="#3465a4" draw:marker-start="" draw:marker-start-width="0.1417in" draw:marker-start-center="false" draw:marker-end="Circle" draw:marker-end-width="0.1807in" draw:marker-end-center="false" draw:fill="none" draw:fill-color="#729fcf" draw:textarea-horizontal-align="justify" draw:textarea-vertical-align="middle" fo:padding-top="0.0701in" fo:padding-bottom="0.0701in" fo:padding-left="0.1193in" fo:padding-right="0.1193in" draw:shadow="hidden" draw:shadow-offset-x="0.0783in" draw:shadow-offset-y="0.0783in" draw:shadow-color="#808080" style:run-through="background"/>
    </style:style>
    <style:style style:name="gr8" style:family="graphic">
      <style:graphic-properties draw:stroke="solid" svg:stroke-width="0.0417in" svg:stroke-color="#3465a4" draw:marker-start="" draw:marker-start-width="0.1409in" draw:marker-start-center="false" draw:marker-end="Circle" draw:marker-end-width="0.1807in" draw:marker-end-center="false" draw:fill="none" draw:fill-color="#729fcf" draw:textarea-horizontal-align="justify" draw:textarea-vertical-align="middle" fo:padding-top="0.0693in" fo:padding-bottom="0.0693in" fo:padding-left="0.1189in" fo:padding-right="0.1189in" draw:shadow="hidden" draw:shadow-offset-x="0.0783in" draw:shadow-offset-y="0.0783in" draw:shadow-color="#808080" style:run-through="back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6bbcc" draw:textarea-horizontal-align="justify" draw:textarea-vertical-align="middle" draw:auto-grow-height="false" fo:min-height="0.5528in" fo:min-width="1.2638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0" style:family="graphic">
      <style:graphic-properties draw:stroke="solid" svg:stroke-width="0.1665in" svg:stroke-color="#3465a4" draw:marker-start="" draw:marker-start-width="0.328in" draw:marker-start-center="false" draw:marker-end="" draw:marker-end-width="0.328in" draw:marker-end-center="false" svg:stroke-opacity="60%" draw:fill="solid" draw:fill-color="#729fcf" draw:opacity="0%" draw:textarea-horizontal-align="justify" draw:textarea-vertical-align="middle" draw:auto-grow-height="false" fo:min-height="4.8516in" fo:min-width="7.339in" fo:padding-top="0.1311in" fo:padding-bottom="0.1311in" fo:padding-left="0.1807in" fo:padding-right="0.1807in" draw:shadow="hidden" draw:shadow-offset-x="0.0783in" draw:shadow-offset-y="0.0783in" draw:shadow-color="#808080" style:run-through="background"/>
    </style:style>
    <style:style style:name="gr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in" fo:min-width="0.0217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in" fo:min-width="3.0528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7016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 text:c="25"/>Traduction des noeuds</text:h>
      <text:p text:style-name="P2"><draw:g text:anchor-type="paragraph" draw:z-index="0" draw:name="Shape1" draw:style-name="gr1"><draw:custom-shape draw:style-name="gr2" draw:text-style-name="P8" svg:width="3.4843in" svg:height="1.4815in" svg:x="1.6441in" svg:y="1.561in"><text:p text:style-name="P7"><text:span text:style-name="T12">translate()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9" svg:width="1.7004in" svg:height="0.6516in" svg:x="1.4406in" svg:y="4.7516in"><text:p text:style-name="P7"><text:span text:style-name="T13">Left son translate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10" svg:width="1.2886in" svg:height="0.6362in" svg:x="-0.1976in" svg:y="4.7516in"><text:p text:style-name="P7"><text:span text:style-name="T14">preTranslate()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11" svg:width="1.8134in" svg:height="0.9862in" svg:x="5.2906in" svg:y="4.7516in"><text:p text:style-name="P7"><text:span text:style-name="T13">Right son translate</text:span></text:p><draw:enhanced-geometry svg:viewBox="0 0 21600 21600" draw:mirror-horizontal="false" draw:mirror-vertical="false" draw:type="rectangle" draw:enhanced-path="M 0 0 L 21600 0 21600 21600 0 21600 0 0 Z N"/></draw:custom-shape><draw:line draw:style-name="gr6" draw:text-style-name="P12" svg:x1="0.7906in" svg:y1="4.7516in" svg:x2="2.1724in" svg:y2="2.7516in"><text:p/></draw:line><draw:line draw:style-name="gr7" draw:text-style-name="P12" svg:x1="2.2906in" svg:y1="4.7516in" svg:x2="2.9469in" svg:y2="2.9787in"><text:p/></draw:line><draw:line draw:style-name="gr8" draw:text-style-name="P12" svg:x1="5.5902in" svg:y1="4.7516in" svg:x2="4.5654in" svg:y2="2.8071in"><text:p/></draw:line><draw:custom-shape draw:style-name="gr9" draw:text-style-name="P10" svg:width="1.4614in" svg:height="0.6516in" svg:x="3.4795in" svg:y="4.7516in"><text:p text:style-name="P7"><text:span text:style-name="T14">postTranslate()</text:span></text:p><draw:enhanced-geometry svg:viewBox="0 0 21600 21600" draw:mirror-horizontal="false" draw:mirror-vertical="false" draw:type="rectangle" draw:enhanced-path="M 0 0 L 21600 0 21600 21600 0 21600 0 0 Z N"/></draw:custom-shape><draw:line draw:style-name="gr6" draw:text-style-name="P12" svg:x1="4.2902in" svg:y1="4.7516in" svg:x2="3.8154in" svg:y2="2.9787in"><text:p/></draw:line><draw:custom-shape draw:style-name="gr10" draw:text-style-name="P13" svg:width="7.7004in" svg:height="5.1142in" svg:x="-0.422in" svg:y="1.1236in"><text:p/><draw:enhanced-geometry svg:viewBox="0 0 21600 21600" draw:mirror-horizontal="false" draw:mirror-vertical="false" draw:type="rectangle" draw:enhanced-path="M 0 0 L 21600 0 21600 21600 0 21600 0 0 Z N"/></draw:custom-shape><draw:custom-shape draw:style-name="gr11" draw:text-style-name="P14" svg:width="0.1752in" svg:height="0.1516in" svg:x="1.2154in" svg:y="5.051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2" draw:text-style-name="P14" svg:width="0.2504in" svg:height="0.1516in" svg:x="3.1906in" svg:y="5.051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2" draw:text-style-name="P14" svg:width="0.2504in" svg:height="0.1516in" svg:x="4.9906in" svg:y="5.0516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3" draw:text-style-name="P14" svg:width="4.0504in" svg:height="0.2004in" svg:x="1.2154in" svg:y="5.5374in"><text:p/><draw:enhanced-geometry draw:text-areas="4000 ?f1 ?f5 ?f2" draw:glue-points="0 10800 21600 10800 ?f0 0 ?f0 21600" draw:type="mso-spt100" draw:modifiers="20409.5645412131 8359.92141453831 0" draw:enhanced-path="M ?f0 0 L 21600 10800 ?f0 21800 ?f0 ?f2 4000 ?f2 4000 ?f1 ?f0 ?f1 ?f0 0 M 0 ?f1 L 0 ?f2 1000 ?f2 1000 ?f1 0 ?f1 M 2000 ?f1 L 2000 ?f2 3000 ?f2 3000 ?f1 2000 ?f1 Z N"><draw:equation draw:name="f0" draw:formula="$0 "/><draw:equation draw:name="f1" draw:formula="$1 "/><draw:equation draw:name="f2" draw:formula="bottom-$1 "/><draw:equation draw:name="f3" draw:formula="right-$0 "/><draw:equation draw:name="f4" draw:formula="?f3 *$1 /10800"/><draw:equation draw:name="f5" draw:formula="$0 +?f4 "/><draw:handle draw:handle-position="$0 $1" draw:handle-range-x-minimum="4000" draw:handle-range-x-maximum="21600" draw:handle-range-y-minimum="0" draw:handle-range-y-maximum="10800"/></draw:enhanced-geometry></draw:custom-shape><draw:custom-shape draw:style-name="gr14" draw:text-style-name="P14" svg:width="0.0504in" svg:height="0.8004in" svg:x="1.1154in" svg:y="4.9374in"><text:p/><draw:enhanced-geometry svg:viewBox="0 0 21600 21600" draw:type="rectangle" draw:enhanced-path="M 0 0 L 21600 0 21600 21600 0 21600 0 0 Z N"/></draw:custom-shape></draw:g>Toutes les instructions traduites de l’ezlanguage vers le C++ sont représentées par des classes appelées modules. <text:span text:style-name="T1">Tous les modules héritent de la classe abstraite “Node”. Celle-ci possède deux méthodes virtuelles : </text:span><text:span text:style-name="T2">preTranslate</text:span><text:span text:style-name="T1"> et </text:span><text:span text:style-name="T2">postTranslate</text:span><text:span text:style-name="T1">. <text:s/>Ces deux méthodes sont utilisées dans la méthode finale </text:span><text:span text:style-name="T3">translate. </text:span><text:span text:style-name="T4">La traduction respecte le schéma suivant :</text:span></text:p>
      <text:p text:style-name="P3"><text:span text:style-name="T8"><text:s/></text:span><text:span text:style-name="T11">NODE </text:span></text:p>
      <text:p text:style-name="P3"><text:span text:style-name="T8"><text:s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tab/>Ainsi, preTranslate() est appelé avant la traduction du fils gauche, représentant les instructions contenues au sein du noeud. Cette méthode doit-être redéfinie dans chaque sous-classe de Node non abstraite. Elle représente la syntaxe de début propre à l’instruction, elle en constitue l’intégralité pour les instructions qui n’ont pas de fils gauche (les instructions “sur une seule ligne).</text:p>
      <text:p text:style-name="P4"><text:tab/>postTranslate() est appelé après la traduction du fils gauche <text:span text:style-name="T5">est permet de fermer l’instruction. Par défaut, cette méthode retourne une chaine vide. La plupart du temps, la surcharge de cette méthode sera une accolade fermante (“}”).</text:span></text:p>
      <text:p text:style-name="P4"><text:tab/><text:span text:style-name="T5">La traduction du fils droit, correspond aux noeuds suivants le noeud courant, donc aux instructions suivantes. Cette traduction est effectué par la classe noeud et n’a donc pas à être géré dans la définition d’un modu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2" svg:font-family="'Droid Sans Devanagari'" style:font-family-generic="swiss"/>
    <style:font-face style:name="Linux Libertine G" svg:font-family="'Linux Libertine G'" style:font-pitch="variable"/>
    <style:font-face style:name="Caladea1" svg:font-family="Caladea" style:font-family-generic="roman" style:font-pitch="variable"/>
    <style:font-face style:name="Caladea" svg:font-family="Caladea" style:font-adornments="Bold" style:font-family-generic="roman" style:font-pitch="variable"/>
    <style:font-face style:name="Droid Sans Devanagari" svg:font-family="'Droid Sans Devanagari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Roboto" svg:font-family="Roboto" style:font-family-generic="system" style:font-pitch="variable"/>
  </office:font-face-decls>
  <office:styles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2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style:page-number="auto" style:writing-mod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31.5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44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Droid Sans Devanagari" fo:font-family="'Droid Sans Devanagari'" style:font-family-generic="roman" style:font-pitch="variable" fo:font-size="18pt" style:letter-kerning="true" style:font-name-asian="Roboto" style:font-family-asian="Roboto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Roboto" style:font-family-asian="Roboto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31.5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Droid Sans" fo:font-size="11pt" officeooo:rsid="002724cf" officeooo:paragraph-rsid="002724cf" style:font-size-asian="11pt" style:font-size-complex="11pt"/>
    </style:style>
    <style:style style:name="MT1" style:family="text">
      <style:text-properties officeooo:rsid="002d02c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Auteur : Florian DAVID<text:tab/>Date de création : 10/02/2017<text:tab/>Dernière <text:span text:style-name="MT1">édition: 10/02/201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5:01:14.329093698</meta:creation-date>
    <dc:date>2017-02-10T16:48:15.592560207</dc:date>
    <meta:editing-duration>PT46M8S</meta:editing-duration>
    <meta:editing-cycles>14</meta:editing-cycles>
    <meta:generator>LibreOffice/5.3.0.3$Linux_X86_64 LibreOffice_project/7074905676c47b82bbcfbea1aeefc84afe1c50e1</meta:generator>
    <meta:document-statistic meta:table-count="0" meta:image-count="0" meta:object-count="0" meta:page-count="1" meta:paragraph-count="8" meta:word-count="196" meta:character-count="1338" meta:non-whitespace-character-count="1117"/>
  </office:meta>
</office:document-meta>
</file>